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54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_log_file" table:style-name="ta1">
        <table:shapes>
          <draw:frame draw:z-index="0" draw:style-name="gr1" draw:text-style-name="P1" svg:width="203.4mm" svg:height="112.35mm" svg:x="233.07mm" svg:y="21.52mm">
            <loext:p draw:notify-on-update-of-ranges="csv_log_file.A1:csv_log_file.A1 csv_log_file.A2:csv_log_file.A100 csv_log_file.C1:csv_log_file.C1 csv_log_file.C2:csv_log_file.C100 csv_log_file.A1:csv_log_file.A100 csv_log_file.F1:csv_log_file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val_binary_accuracy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207737679018" calcext:value-type="float">
            <text:p>0.1852077377</text:p>
          </table:table-cell>
          <table:table-cell office:value-type="float" office:value="0.471048877911365" calcext:value-type="float">
            <text:p>0.4710488779</text:p>
          </table:table-cell>
          <table:table-cell office:value-type="float" office:value="1" calcext:value-type="float">
            <text:p>1</text:p>
          </table:table-cell>
          <table:table-cell office:value-type="float" office:value="0.0664891197199267" calcext:value-type="float">
            <text:p>0.0664891197</text:p>
          </table:table-cell>
          <table:table-cell office:value-type="float" office:value="0.461262856299679" calcext:value-type="float">
            <text:p>0.4612628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533046547804" calcext:value-type="float">
            <text:p>0.1865330465</text:p>
          </table:table-cell>
          <table:table-cell office:value-type="float" office:value="0.384406331001867" calcext:value-type="float">
            <text:p>0.384406331</text:p>
          </table:table-cell>
          <table:table-cell office:value-type="float" office:value="1" calcext:value-type="float">
            <text:p>1</text:p>
          </table:table-cell>
          <table:table-cell office:value-type="float" office:value="0.0666386953915965" calcext:value-type="float">
            <text:p>0.0666386954</text:p>
          </table:table-cell>
          <table:table-cell office:value-type="float" office:value="0.443343053509792" calcext:value-type="float">
            <text:p>0.4433430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6637100967425" calcext:value-type="float">
            <text:p>0.186637101</text:p>
          </table:table-cell>
          <table:table-cell office:value-type="float" office:value="0.373089333632895" calcext:value-type="float">
            <text:p>0.3730893336</text:p>
          </table:table-cell>
          <table:table-cell office:value-type="float" office:value="1" calcext:value-type="float">
            <text:p>1</text:p>
          </table:table-cell>
          <table:table-cell office:value-type="float" office:value="0.0666834297146996" calcext:value-type="float">
            <text:p>0.0666834297</text:p>
          </table:table-cell>
          <table:table-cell office:value-type="float" office:value="0.435677827708423" calcext:value-type="float">
            <text:p>0.4356778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6647056205337" calcext:value-type="float">
            <text:p>0.1866470562</text:p>
          </table:table-cell>
          <table:table-cell office:value-type="float" office:value="0.368453653291502" calcext:value-type="float">
            <text:p>0.3684536533</text:p>
          </table:table-cell>
          <table:table-cell office:value-type="float" office:value="1" calcext:value-type="float">
            <text:p>1</text:p>
          </table:table-cell>
          <table:table-cell office:value-type="float" office:value="0.0666396170523134" calcext:value-type="float">
            <text:p>0.0666396171</text:p>
          </table:table-cell>
          <table:table-cell office:value-type="float" office:value="0.438483288666854" calcext:value-type="float">
            <text:p>0.4384832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6684564099014" calcext:value-type="float">
            <text:p>0.1866845641</text:p>
          </table:table-cell>
          <table:table-cell office:value-type="float" office:value="0.364064106532762" calcext:value-type="float">
            <text:p>0.3640641065</text:p>
          </table:table-cell>
          <table:table-cell office:value-type="float" office:value="1" calcext:value-type="float">
            <text:p>1</text:p>
          </table:table-cell>
          <table:table-cell office:value-type="float" office:value="0.0666884326757516" calcext:value-type="float">
            <text:p>0.0666884327</text:p>
          </table:table-cell>
          <table:table-cell office:value-type="float" office:value="0.428448142545919" calcext:value-type="float">
            <text:p>0.4284481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6711964983573" calcext:value-type="float">
            <text:p>0.186711965</text:p>
          </table:table-cell>
          <table:table-cell office:value-type="float" office:value="0.362872811126794" calcext:value-type="float">
            <text:p>0.3628728111</text:p>
          </table:table-cell>
          <table:table-cell office:value-type="float" office:value="1" calcext:value-type="float">
            <text:p>1</text:p>
          </table:table-cell>
          <table:table-cell office:value-type="float" office:value="0.0666944781200603" calcext:value-type="float">
            <text:p>0.0666944781</text:p>
          </table:table-cell>
          <table:table-cell office:value-type="float" office:value="0.425650506342451" calcext:value-type="float">
            <text:p>0.4256505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6781072253812" calcext:value-type="float">
            <text:p>0.1867810723</text:p>
          </table:table-cell>
          <table:table-cell office:value-type="float" office:value="0.360674865880704" calcext:value-type="float">
            <text:p>0.3606748659</text:p>
          </table:table-cell>
          <table:table-cell office:value-type="float" office:value="1" calcext:value-type="float">
            <text:p>1</text:p>
          </table:table-cell>
          <table:table-cell office:value-type="float" office:value="0.0666986525196459" calcext:value-type="float">
            <text:p>0.0666986525</text:p>
          </table:table-cell>
          <table:table-cell office:value-type="float" office:value="0.425677281307677" calcext:value-type="float">
            <text:p>0.4256772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6711925841221" calcext:value-type="float">
            <text:p>0.1867119258</text:p>
          </table:table-cell>
          <table:table-cell office:value-type="float" office:value="0.359286838878237" calcext:value-type="float">
            <text:p>0.3592868389</text:p>
          </table:table-cell>
          <table:table-cell office:value-type="float" office:value="1" calcext:value-type="float">
            <text:p>1</text:p>
          </table:table-cell>
          <table:table-cell office:value-type="float" office:value="0.0666900705884776" calcext:value-type="float">
            <text:p>0.0666900706</text:p>
          </table:table-cell>
          <table:table-cell office:value-type="float" office:value="0.424465000443161" calcext:value-type="float">
            <text:p>0.4244650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6714831787793" calcext:value-type="float">
            <text:p>0.1867148318</text:p>
          </table:table-cell>
          <table:table-cell office:value-type="float" office:value="0.358861314499394" calcext:value-type="float">
            <text:p>0.3588613145</text:p>
          </table:table-cell>
          <table:table-cell office:value-type="float" office:value="1" calcext:value-type="float">
            <text:p>1</text:p>
          </table:table-cell>
          <table:table-cell office:value-type="float" office:value="0.0666936670498292" calcext:value-type="float">
            <text:p>0.066693667</text:p>
          </table:table-cell>
          <table:table-cell office:value-type="float" office:value="0.422889154776931" calcext:value-type="float">
            <text:p>0.4228891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769509351523" calcext:value-type="float">
            <text:p>0.1867695094</text:p>
          </table:table-cell>
          <table:table-cell office:value-type="float" office:value="0.355898788363957" calcext:value-type="float">
            <text:p>0.3558987884</text:p>
          </table:table-cell>
          <table:table-cell office:value-type="float" office:value="1" calcext:value-type="float">
            <text:p>1</text:p>
          </table:table-cell>
          <table:table-cell office:value-type="float" office:value="0.0666816135155083" calcext:value-type="float">
            <text:p>0.0666816135</text:p>
          </table:table-cell>
          <table:table-cell office:value-type="float" office:value="0.429721229647597" calcext:value-type="float">
            <text:p>0.4297212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6732763132365" calcext:value-type="float">
            <text:p>0.1867327631</text:p>
          </table:table-cell>
          <table:table-cell office:value-type="float" office:value="0.357193544850493" calcext:value-type="float">
            <text:p>0.3571935449</text:p>
          </table:table-cell>
          <table:table-cell office:value-type="float" office:value="1" calcext:value-type="float">
            <text:p>1</text:p>
          </table:table-cell>
          <table:table-cell office:value-type="float" office:value="0.0666869458441624" calcext:value-type="float">
            <text:p>0.0666869458</text:p>
          </table:table-cell>
          <table:table-cell office:value-type="float" office:value="0.422124149091542" calcext:value-type="float">
            <text:p>0.42212414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670044959251" calcext:value-type="float">
            <text:p>0.1867004496</text:p>
          </table:table-cell>
          <table:table-cell office:value-type="float" office:value="0.355784118400081" calcext:value-type="float">
            <text:p>0.3557841184</text:p>
          </table:table-cell>
          <table:table-cell office:value-type="float" office:value="1" calcext:value-type="float">
            <text:p>1</text:p>
          </table:table-cell>
          <table:table-cell office:value-type="float" office:value="0.0666999757469588" calcext:value-type="float">
            <text:p>0.0666999757</text:p>
          </table:table-cell>
          <table:table-cell office:value-type="float" office:value="0.421515338309109" calcext:value-type="float">
            <text:p>0.4215153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6731674701311" calcext:value-type="float">
            <text:p>0.1867316747</text:p>
          </table:table-cell>
          <table:table-cell office:value-type="float" office:value="0.353665308009648" calcext:value-type="float">
            <text:p>0.353665308</text:p>
          </table:table-cell>
          <table:table-cell office:value-type="float" office:value="1" calcext:value-type="float">
            <text:p>1</text:p>
          </table:table-cell>
          <table:table-cell office:value-type="float" office:value="0.0667037128719737" calcext:value-type="float">
            <text:p>0.0667037129</text:p>
          </table:table-cell>
          <table:table-cell office:value-type="float" office:value="0.419191419240087" calcext:value-type="float">
            <text:p>0.4191914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6783914272574" calcext:value-type="float">
            <text:p>0.1867839143</text:p>
          </table:table-cell>
          <table:table-cell office:value-type="float" office:value="0.354340754660732" calcext:value-type="float">
            <text:p>0.3543407547</text:p>
          </table:table-cell>
          <table:table-cell office:value-type="float" office:value="1" calcext:value-type="float">
            <text:p>1</text:p>
          </table:table-cell>
          <table:table-cell office:value-type="float" office:value="0.0667016301125235" calcext:value-type="float">
            <text:p>0.0667016301</text:p>
          </table:table-cell>
          <table:table-cell office:value-type="float" office:value="0.421666027978063" calcext:value-type="float">
            <text:p>0.421666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86728305048167" calcext:value-type="float">
            <text:p>0.186728305</text:p>
          </table:table-cell>
          <table:table-cell office:value-type="float" office:value="0.35399160790092" calcext:value-type="float">
            <text:p>0.3539916079</text:p>
          </table:table-cell>
          <table:table-cell office:value-type="float" office:value="1" calcext:value-type="float">
            <text:p>1</text:p>
          </table:table-cell>
          <table:table-cell office:value-type="float" office:value="0.0667024920407206" calcext:value-type="float">
            <text:p>0.066702492</text:p>
          </table:table-cell>
          <table:table-cell office:value-type="float" office:value="0.420465446698169" calcext:value-type="float">
            <text:p>0.42046544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6704398696106" calcext:value-type="float">
            <text:p>0.1867043987</text:p>
          </table:table-cell>
          <table:table-cell office:value-type="float" office:value="0.352481163106859" calcext:value-type="float">
            <text:p>0.3524811631</text:p>
          </table:table-cell>
          <table:table-cell office:value-type="float" office:value="1" calcext:value-type="float">
            <text:p>1</text:p>
          </table:table-cell>
          <table:table-cell office:value-type="float" office:value="0.0667030580106333" calcext:value-type="float">
            <text:p>0.066703058</text:p>
          </table:table-cell>
          <table:table-cell office:value-type="float" office:value="0.426413692875455" calcext:value-type="float">
            <text:p>0.4264136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6727840075612" calcext:value-type="float">
            <text:p>0.1867278401</text:p>
          </table:table-cell>
          <table:table-cell office:value-type="float" office:value="0.353085242400065" calcext:value-type="float">
            <text:p>0.3530852424</text:p>
          </table:table-cell>
          <table:table-cell office:value-type="float" office:value="1" calcext:value-type="float">
            <text:p>1</text:p>
          </table:table-cell>
          <table:table-cell office:value-type="float" office:value="0.0667039728498442" calcext:value-type="float">
            <text:p>0.0667039728</text:p>
          </table:table-cell>
          <table:table-cell office:value-type="float" office:value="0.419900490219394" calcext:value-type="float">
            <text:p>0.41990049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6725560312893" calcext:value-type="float">
            <text:p>0.1867255603</text:p>
          </table:table-cell>
          <table:table-cell office:value-type="float" office:value="0.353342682909194" calcext:value-type="float">
            <text:p>0.3533426829</text:p>
          </table:table-cell>
          <table:table-cell office:value-type="float" office:value="1" calcext:value-type="float">
            <text:p>1</text:p>
          </table:table-cell>
          <table:table-cell office:value-type="float" office:value="0.0667028848235987" calcext:value-type="float">
            <text:p>0.0667028848</text:p>
          </table:table-cell>
          <table:table-cell office:value-type="float" office:value="0.418960091688981" calcext:value-type="float">
            <text:p>0.4189600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6731018380141" calcext:value-type="float">
            <text:p>0.1867310184</text:p>
          </table:table-cell>
          <table:table-cell office:value-type="float" office:value="0.352204366828189" calcext:value-type="float">
            <text:p>0.3522043668</text:p>
          </table:table-cell>
          <table:table-cell office:value-type="float" office:value="1" calcext:value-type="float">
            <text:p>1</text:p>
          </table:table-cell>
          <table:table-cell office:value-type="float" office:value="0.0667015480382664" calcext:value-type="float">
            <text:p>0.066701548</text:p>
          </table:table-cell>
          <table:table-cell office:value-type="float" office:value="0.421137335523963" calcext:value-type="float">
            <text:p>0.42113733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6789330835502" calcext:value-type="float">
            <text:p>0.1867893308</text:p>
          </table:table-cell>
          <table:table-cell office:value-type="float" office:value="0.351937951163409" calcext:value-type="float">
            <text:p>0.3519379512</text:p>
          </table:table-cell>
          <table:table-cell office:value-type="float" office:value="1" calcext:value-type="float">
            <text:p>1</text:p>
          </table:table-cell>
          <table:table-cell office:value-type="float" office:value="0.0667034600176597" calcext:value-type="float">
            <text:p>0.06670346</text:p>
          </table:table-cell>
          <table:table-cell office:value-type="float" office:value="0.418042737028251" calcext:value-type="float">
            <text:p>0.4180427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6730995886113" calcext:value-type="float">
            <text:p>0.1867309959</text:p>
          </table:table-cell>
          <table:table-cell office:value-type="float" office:value="0.351402506674805" calcext:value-type="float">
            <text:p>0.3514025067</text:p>
          </table:table-cell>
          <table:table-cell office:value-type="float" office:value="1" calcext:value-type="float">
            <text:p>1</text:p>
          </table:table-cell>
          <table:table-cell office:value-type="float" office:value="0.06670369416773" calcext:value-type="float">
            <text:p>0.0667036942</text:p>
          </table:table-cell>
          <table:table-cell office:value-type="float" office:value="0.416266619662444" calcext:value-type="float">
            <text:p>0.4162666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6745228346547" calcext:value-type="float">
            <text:p>0.1867452283</text:p>
          </table:table-cell>
          <table:table-cell office:value-type="float" office:value="0.351540783070134" calcext:value-type="float">
            <text:p>0.3515407831</text:p>
          </table:table-cell>
          <table:table-cell office:value-type="float" office:value="1" calcext:value-type="float">
            <text:p>1</text:p>
          </table:table-cell>
          <table:table-cell office:value-type="float" office:value="0.0667043654537717" calcext:value-type="float">
            <text:p>0.0667043655</text:p>
          </table:table-cell>
          <table:table-cell office:value-type="float" office:value="0.416817598541578" calcext:value-type="float">
            <text:p>0.41681759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6745950750558" calcext:value-type="float">
            <text:p>0.1867459508</text:p>
          </table:table-cell>
          <table:table-cell office:value-type="float" office:value="0.351461296884594" calcext:value-type="float">
            <text:p>0.3514612969</text:p>
          </table:table-cell>
          <table:table-cell office:value-type="float" office:value="1" calcext:value-type="float">
            <text:p>1</text:p>
          </table:table-cell>
          <table:table-cell office:value-type="float" office:value="0.0667039317388192" calcext:value-type="float">
            <text:p>0.0667039317</text:p>
          </table:table-cell>
          <table:table-cell office:value-type="float" office:value="0.41717192720001" calcext:value-type="float">
            <text:p>0.41717192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86747713099536" calcext:value-type="float">
            <text:p>0.1867477131</text:p>
          </table:table-cell>
          <table:table-cell office:value-type="float" office:value="0.350477050778502" calcext:value-type="float">
            <text:p>0.3504770508</text:p>
          </table:table-cell>
          <table:table-cell office:value-type="float" office:value="1" calcext:value-type="float">
            <text:p>1</text:p>
          </table:table-cell>
          <table:table-cell office:value-type="float" office:value="0.0667041720554456" calcext:value-type="float">
            <text:p>0.0667041721</text:p>
          </table:table-cell>
          <table:table-cell office:value-type="float" office:value="0.415883434936404" calcext:value-type="float">
            <text:p>0.41588343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6750332263352" calcext:value-type="float">
            <text:p>0.1867503323</text:p>
          </table:table-cell>
          <table:table-cell office:value-type="float" office:value="0.350522555850103" calcext:value-type="float">
            <text:p>0.3505225559</text:p>
          </table:table-cell>
          <table:table-cell office:value-type="float" office:value="1" calcext:value-type="float">
            <text:p>1</text:p>
          </table:table-cell>
          <table:table-cell office:value-type="float" office:value="0.0667034235497871" calcext:value-type="float">
            <text:p>0.0667034235</text:p>
          </table:table-cell>
          <table:table-cell office:value-type="float" office:value="0.416347520674268" calcext:value-type="float">
            <text:p>0.41634752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6738279926064" calcext:value-type="float">
            <text:p>0.1867382799</text:p>
          </table:table-cell>
          <table:table-cell office:value-type="float" office:value="0.350840367337174" calcext:value-type="float">
            <text:p>0.3508403673</text:p>
          </table:table-cell>
          <table:table-cell office:value-type="float" office:value="1" calcext:value-type="float">
            <text:p>1</text:p>
          </table:table-cell>
          <table:table-cell office:value-type="float" office:value="0.0666912727936733" calcext:value-type="float">
            <text:p>0.0666912728</text:p>
          </table:table-cell>
          <table:table-cell office:value-type="float" office:value="0.435433096981918" calcext:value-type="float">
            <text:p>0.435433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6740475071747" calcext:value-type="float">
            <text:p>0.1867404751</text:p>
          </table:table-cell>
          <table:table-cell office:value-type="float" office:value="0.350502765423731" calcext:value-type="float">
            <text:p>0.3505027654</text:p>
          </table:table-cell>
          <table:table-cell office:value-type="float" office:value="1" calcext:value-type="float">
            <text:p>1</text:p>
          </table:table-cell>
          <table:table-cell office:value-type="float" office:value="0.0667020850145642" calcext:value-type="float">
            <text:p>0.066702085</text:p>
          </table:table-cell>
          <table:table-cell office:value-type="float" office:value="0.420340720719347" calcext:value-type="float">
            <text:p>0.4203407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86745020542677" calcext:value-type="float">
            <text:p>0.1867450205</text:p>
          </table:table-cell>
          <table:table-cell office:value-type="float" office:value="0.350690386845922" calcext:value-type="float">
            <text:p>0.3506903868</text:p>
          </table:table-cell>
          <table:table-cell office:value-type="float" office:value="1" calcext:value-type="float">
            <text:p>1</text:p>
          </table:table-cell>
          <table:table-cell office:value-type="float" office:value="0.0667027200635857" calcext:value-type="float">
            <text:p>0.0667027201</text:p>
          </table:table-cell>
          <table:table-cell office:value-type="float" office:value="0.417872437726085" calcext:value-type="float">
            <text:p>0.4178724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6733644260688" calcext:value-type="float">
            <text:p>0.1867336443</text:p>
          </table:table-cell>
          <table:table-cell office:value-type="float" office:value="0.349961447080346" calcext:value-type="float">
            <text:p>0.3499614471</text:p>
          </table:table-cell>
          <table:table-cell office:value-type="float" office:value="1" calcext:value-type="float">
            <text:p>1</text:p>
          </table:table-cell>
          <table:table-cell office:value-type="float" office:value="0.0667034364307104" calcext:value-type="float">
            <text:p>0.0667034364</text:p>
          </table:table-cell>
          <table:table-cell office:value-type="float" office:value="0.417255582893267" calcext:value-type="float">
            <text:p>0.41725558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6750501299026" calcext:value-type="float">
            <text:p>0.1867505013</text:p>
          </table:table-cell>
          <table:table-cell office:value-type="float" office:value="0.34925044482204" calcext:value-type="float">
            <text:p>0.3492504448</text:p>
          </table:table-cell>
          <table:table-cell office:value-type="float" office:value="1" calcext:value-type="float">
            <text:p>1</text:p>
          </table:table-cell>
          <table:table-cell office:value-type="float" office:value="0.0667032813540951" calcext:value-type="float">
            <text:p>0.0667032814</text:p>
          </table:table-cell>
          <table:table-cell office:value-type="float" office:value="0.415487828788658" calcext:value-type="float">
            <text:p>0.41548782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86818630649176" calcext:value-type="float">
            <text:p>0.1868186306</text:p>
          </table:table-cell>
          <table:table-cell office:value-type="float" office:value="0.349695990007397" calcext:value-type="float">
            <text:p>0.34969599</text:p>
          </table:table-cell>
          <table:table-cell office:value-type="float" office:value="1" calcext:value-type="float">
            <text:p>1</text:p>
          </table:table-cell>
          <table:table-cell office:value-type="float" office:value="0.0667049203035276" calcext:value-type="float">
            <text:p>0.0667049203</text:p>
          </table:table-cell>
          <table:table-cell office:value-type="float" office:value="0.419362093321979" calcext:value-type="float">
            <text:p>0.41936209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8674259307721" calcext:value-type="float">
            <text:p>0.1867425931</text:p>
          </table:table-cell>
          <table:table-cell office:value-type="float" office:value="0.349894584820388" calcext:value-type="float">
            <text:p>0.3498945848</text:p>
          </table:table-cell>
          <table:table-cell office:value-type="float" office:value="1" calcext:value-type="float">
            <text:p>1</text:p>
          </table:table-cell>
          <table:table-cell office:value-type="float" office:value="0.0667041234760518" calcext:value-type="float">
            <text:p>0.0667041235</text:p>
          </table:table-cell>
          <table:table-cell office:value-type="float" office:value="0.414491250505671" calcext:value-type="float">
            <text:p>0.414491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86736708240934" calcext:value-type="float">
            <text:p>0.1867367082</text:p>
          </table:table-cell>
          <table:table-cell office:value-type="float" office:value="0.349069814838416" calcext:value-type="float">
            <text:p>0.3490698148</text:p>
          </table:table-cell>
          <table:table-cell office:value-type="float" office:value="1" calcext:value-type="float">
            <text:p>1</text:p>
          </table:table-cell>
          <table:table-cell office:value-type="float" office:value="0.0667036878427552" calcext:value-type="float">
            <text:p>0.0667036878</text:p>
          </table:table-cell>
          <table:table-cell office:value-type="float" office:value="0.415695819972704" calcext:value-type="float">
            <text:p>0.415695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86739631950499" calcext:value-type="float">
            <text:p>0.186739632</text:p>
          </table:table-cell>
          <table:table-cell office:value-type="float" office:value="0.349573596113143" calcext:value-type="float">
            <text:p>0.3495735961</text:p>
          </table:table-cell>
          <table:table-cell office:value-type="float" office:value="1" calcext:value-type="float">
            <text:p>1</text:p>
          </table:table-cell>
          <table:table-cell office:value-type="float" office:value="0.0667049978278328" calcext:value-type="float">
            <text:p>0.0667049978</text:p>
          </table:table-cell>
          <table:table-cell office:value-type="float" office:value="0.41922311577946" calcext:value-type="float">
            <text:p>0.41922311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867426003189" calcext:value-type="float">
            <text:p>0.1867426003</text:p>
          </table:table-cell>
          <table:table-cell office:value-type="float" office:value="0.348738232865296" calcext:value-type="float">
            <text:p>0.3487382329</text:p>
          </table:table-cell>
          <table:table-cell office:value-type="float" office:value="1" calcext:value-type="float">
            <text:p>1</text:p>
          </table:table-cell>
          <table:table-cell office:value-type="float" office:value="0.0667043410336722" calcext:value-type="float">
            <text:p>0.066704341</text:p>
          </table:table-cell>
          <table:table-cell office:value-type="float" office:value="0.414505839999765" calcext:value-type="float">
            <text:p>0.414505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86734363543972" calcext:value-type="float">
            <text:p>0.1867343635</text:p>
          </table:table-cell>
          <table:table-cell office:value-type="float" office:value="0.349516448809217" calcext:value-type="float">
            <text:p>0.3495164488</text:p>
          </table:table-cell>
          <table:table-cell office:value-type="float" office:value="1" calcext:value-type="float">
            <text:p>1</text:p>
          </table:table-cell>
          <table:table-cell office:value-type="float" office:value="0.0667031386544598" calcext:value-type="float">
            <text:p>0.0667031387</text:p>
          </table:table-cell>
          <table:table-cell office:value-type="float" office:value="0.418479950694988" calcext:value-type="float">
            <text:p>0.41847995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86763108270278" calcext:value-type="float">
            <text:p>0.1867631083</text:p>
          </table:table-cell>
          <table:table-cell office:value-type="float" office:value="0.348199745854825" calcext:value-type="float">
            <text:p>0.3481997459</text:p>
          </table:table-cell>
          <table:table-cell office:value-type="float" office:value="1" calcext:value-type="float">
            <text:p>1</text:p>
          </table:table-cell>
          <table:table-cell office:value-type="float" office:value="0.0667039607867385" calcext:value-type="float">
            <text:p>0.0667039608</text:p>
          </table:table-cell>
          <table:table-cell office:value-type="float" office:value="0.414997066526363" calcext:value-type="float">
            <text:p>0.41499706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86727087960409" calcext:value-type="float">
            <text:p>0.186727088</text:p>
          </table:table-cell>
          <table:table-cell office:value-type="float" office:value="0.348117523620249" calcext:value-type="float">
            <text:p>0.3481175236</text:p>
          </table:table-cell>
          <table:table-cell office:value-type="float" office:value="1" calcext:value-type="float">
            <text:p>1</text:p>
          </table:table-cell>
          <table:table-cell office:value-type="float" office:value="0.0667033464913705" calcext:value-type="float">
            <text:p>0.0667033465</text:p>
          </table:table-cell>
          <table:table-cell office:value-type="float" office:value="0.416183659915502" calcext:value-type="float">
            <text:p>0.41618365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86746027506294" calcext:value-type="float">
            <text:p>0.1867460275</text:p>
          </table:table-cell>
          <table:table-cell office:value-type="float" office:value="0.348505098600575" calcext:value-type="float">
            <text:p>0.3485050986</text:p>
          </table:table-cell>
          <table:table-cell office:value-type="float" office:value="1" calcext:value-type="float">
            <text:p>1</text:p>
          </table:table-cell>
          <table:table-cell office:value-type="float" office:value="0.0667039893707928" calcext:value-type="float">
            <text:p>0.0667039894</text:p>
          </table:table-cell>
          <table:table-cell office:value-type="float" office:value="0.41388719410946" calcext:value-type="float">
            <text:p>0.41388719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8675940391503" calcext:value-type="float">
            <text:p>0.1867594039</text:p>
          </table:table-cell>
          <table:table-cell office:value-type="float" office:value="0.348428743889767" calcext:value-type="float">
            <text:p>0.3484287439</text:p>
          </table:table-cell>
          <table:table-cell office:value-type="float" office:value="1" calcext:value-type="float">
            <text:p>1</text:p>
          </table:table-cell>
          <table:table-cell office:value-type="float" office:value="0.0667029637736657" calcext:value-type="float">
            <text:p>0.0667029638</text:p>
          </table:table-cell>
          <table:table-cell office:value-type="float" office:value="0.419450786958138" calcext:value-type="float">
            <text:p>0.4194507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6762744776369" calcext:value-type="float">
            <text:p>0.1867627448</text:p>
          </table:table-cell>
          <table:table-cell office:value-type="float" office:value="0.34837808930282" calcext:value-type="float">
            <text:p>0.3483780893</text:p>
          </table:table-cell>
          <table:table-cell office:value-type="float" office:value="1" calcext:value-type="float">
            <text:p>1</text:p>
          </table:table-cell>
          <table:table-cell office:value-type="float" office:value="0.0667041230311801" calcext:value-type="float">
            <text:p>0.066704123</text:p>
          </table:table-cell>
          <table:table-cell office:value-type="float" office:value="0.413933374794821" calcext:value-type="float">
            <text:p>0.41393337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8674064510275" calcext:value-type="float">
            <text:p>0.1867406451</text:p>
          </table:table-cell>
          <table:table-cell office:value-type="float" office:value="0.349295715190444" calcext:value-type="float">
            <text:p>0.3492957152</text:p>
          </table:table-cell>
          <table:table-cell office:value-type="float" office:value="1" calcext:value-type="float">
            <text:p>1</text:p>
          </table:table-cell>
          <table:table-cell office:value-type="float" office:value="0.0667040466715283" calcext:value-type="float">
            <text:p>0.0667040467</text:p>
          </table:table-cell>
          <table:table-cell office:value-type="float" office:value="0.41341555841888" calcext:value-type="float">
            <text:p>0.41341555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86759968391714" calcext:value-type="float">
            <text:p>0.1867599684</text:p>
          </table:table-cell>
          <table:table-cell office:value-type="float" office:value="0.347456683223103" calcext:value-type="float">
            <text:p>0.3474566832</text:p>
          </table:table-cell>
          <table:table-cell office:value-type="float" office:value="1" calcext:value-type="float">
            <text:p>1</text:p>
          </table:table-cell>
          <table:table-cell office:value-type="float" office:value="0.0667029188724049" calcext:value-type="float">
            <text:p>0.0667029189</text:p>
          </table:table-cell>
          <table:table-cell office:value-type="float" office:value="0.42020779127876" calcext:value-type="float">
            <text:p>0.42020779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6750526601853" calcext:value-type="float">
            <text:p>0.1867505266</text:p>
          </table:table-cell>
          <table:table-cell office:value-type="float" office:value="0.347735581255736" calcext:value-type="float">
            <text:p>0.3477355813</text:p>
          </table:table-cell>
          <table:table-cell office:value-type="float" office:value="1" calcext:value-type="float">
            <text:p>1</text:p>
          </table:table-cell>
          <table:table-cell office:value-type="float" office:value="0.0667044974939245" calcext:value-type="float">
            <text:p>0.0667044975</text:p>
          </table:table-cell>
          <table:table-cell office:value-type="float" office:value="0.413700050472592" calcext:value-type="float">
            <text:p>0.41370005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86758855579696" calcext:value-type="float">
            <text:p>0.1867588556</text:p>
          </table:table-cell>
          <table:table-cell office:value-type="float" office:value="0.348019942806386" calcext:value-type="float">
            <text:p>0.3480199428</text:p>
          </table:table-cell>
          <table:table-cell office:value-type="float" office:value="1" calcext:value-type="float">
            <text:p>1</text:p>
          </table:table-cell>
          <table:table-cell office:value-type="float" office:value="0.0667041755882262" calcext:value-type="float">
            <text:p>0.0667041756</text:p>
          </table:table-cell>
          <table:table-cell office:value-type="float" office:value="0.416767661273479" calcext:value-type="float">
            <text:p>0.41676766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86765521042141" calcext:value-type="float">
            <text:p>0.186765521</text:p>
          </table:table-cell>
          <table:table-cell office:value-type="float" office:value="0.348185694297604" calcext:value-type="float">
            <text:p>0.3481856943</text:p>
          </table:table-cell>
          <table:table-cell office:value-type="float" office:value="1" calcext:value-type="float">
            <text:p>1</text:p>
          </table:table-cell>
          <table:table-cell office:value-type="float" office:value="0.0667043875532045" calcext:value-type="float">
            <text:p>0.0667043876</text:p>
          </table:table-cell>
          <table:table-cell office:value-type="float" office:value="0.412651172590753" calcext:value-type="float">
            <text:p>0.41265117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6754269331735" calcext:value-type="float">
            <text:p>0.1867542693</text:p>
          </table:table-cell>
          <table:table-cell office:value-type="float" office:value="0.347518950264822" calcext:value-type="float">
            <text:p>0.3475189503</text:p>
          </table:table-cell>
          <table:table-cell office:value-type="float" office:value="1" calcext:value-type="float">
            <text:p>1</text:p>
          </table:table-cell>
          <table:table-cell office:value-type="float" office:value="0.0667049921333273" calcext:value-type="float">
            <text:p>0.0667049921</text:p>
          </table:table-cell>
          <table:table-cell office:value-type="float" office:value="0.413420440272118" calcext:value-type="float">
            <text:p>0.41342044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867475193134" calcext:value-type="float">
            <text:p>0.1867475193</text:p>
          </table:table-cell>
          <table:table-cell office:value-type="float" office:value="0.347455200382528" calcext:value-type="float">
            <text:p>0.3474552004</text:p>
          </table:table-cell>
          <table:table-cell office:value-type="float" office:value="1" calcext:value-type="float">
            <text:p>1</text:p>
          </table:table-cell>
          <table:table-cell office:value-type="float" office:value="0.0667041961350909" calcext:value-type="float">
            <text:p>0.0667041961</text:p>
          </table:table-cell>
          <table:table-cell office:value-type="float" office:value="0.417946484747032" calcext:value-type="float">
            <text:p>0.41794648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6757555182283" calcext:value-type="float">
            <text:p>0.1867575552</text:p>
          </table:table-cell>
          <table:table-cell office:value-type="float" office:value="0.347543436819225" calcext:value-type="float">
            <text:p>0.3475434368</text:p>
          </table:table-cell>
          <table:table-cell office:value-type="float" office:value="1" calcext:value-type="float">
            <text:p>1</text:p>
          </table:table-cell>
          <table:table-cell office:value-type="float" office:value="0.0667040495753251" calcext:value-type="float">
            <text:p>0.0667040496</text:p>
          </table:table-cell>
          <table:table-cell office:value-type="float" office:value="0.417989256915947" calcext:value-type="float">
            <text:p>0.41798925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6756931405305" calcext:value-type="float">
            <text:p>0.1867569314</text:p>
          </table:table-cell>
          <table:table-cell office:value-type="float" office:value="0.346835628227852" calcext:value-type="float">
            <text:p>0.3468356282</text:p>
          </table:table-cell>
          <table:table-cell office:value-type="float" office:value="1" calcext:value-type="float">
            <text:p>1</text:p>
          </table:table-cell>
          <table:table-cell office:value-type="float" office:value="0.066704949742234" calcext:value-type="float">
            <text:p>0.0667049497</text:p>
          </table:table-cell>
          <table:table-cell office:value-type="float" office:value="0.413360336174568" calcext:value-type="float">
            <text:p>0.41336033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86756723512244" calcext:value-type="float">
            <text:p>0.1867567235</text:p>
          </table:table-cell>
          <table:table-cell office:value-type="float" office:value="0.347194923821123" calcext:value-type="float">
            <text:p>0.3471949238</text:p>
          </table:table-cell>
          <table:table-cell office:value-type="float" office:value="1" calcext:value-type="float">
            <text:p>1</text:p>
          </table:table-cell>
          <table:table-cell office:value-type="float" office:value="0.0667050504675899" calcext:value-type="float">
            <text:p>0.0667050505</text:p>
          </table:table-cell>
          <table:table-cell office:value-type="float" office:value="0.413049072523912" calcext:value-type="float">
            <text:p>0.41304907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86761242654469" calcext:value-type="float">
            <text:p>0.1867612427</text:p>
          </table:table-cell>
          <table:table-cell office:value-type="float" office:value="0.347227859647667" calcext:value-type="float">
            <text:p>0.3472278596</text:p>
          </table:table-cell>
          <table:table-cell office:value-type="float" office:value="1" calcext:value-type="float">
            <text:p>1</text:p>
          </table:table-cell>
          <table:table-cell office:value-type="float" office:value="0.066704644111716" calcext:value-type="float">
            <text:p>0.0667046441</text:p>
          </table:table-cell>
          <table:table-cell office:value-type="float" office:value="0.413166454589615" calcext:value-type="float">
            <text:p>0.41316645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86752336901907" calcext:value-type="float">
            <text:p>0.1867523369</text:p>
          </table:table-cell>
          <table:table-cell office:value-type="float" office:value="0.346791021859419" calcext:value-type="float">
            <text:p>0.3467910219</text:p>
          </table:table-cell>
          <table:table-cell office:value-type="float" office:value="1" calcext:value-type="float">
            <text:p>1</text:p>
          </table:table-cell>
          <table:table-cell office:value-type="float" office:value="0.0667035531510464" calcext:value-type="float">
            <text:p>0.0667035532</text:p>
          </table:table-cell>
          <table:table-cell office:value-type="float" office:value="0.426352856587619" calcext:value-type="float">
            <text:p>0.42635285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86769334412729" calcext:value-type="float">
            <text:p>0.1867693344</text:p>
          </table:table-cell>
          <table:table-cell office:value-type="float" office:value="0.34711203849313" calcext:value-type="float">
            <text:p>0.3471120385</text:p>
          </table:table-cell>
          <table:table-cell office:value-type="float" office:value="1" calcext:value-type="float">
            <text:p>1</text:p>
          </table:table-cell>
          <table:table-cell office:value-type="float" office:value="0.0667052748605329" calcext:value-type="float">
            <text:p>0.0667052749</text:p>
          </table:table-cell>
          <table:table-cell office:value-type="float" office:value="0.418471805440883" calcext:value-type="float">
            <text:p>0.41847180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8676003333429" calcext:value-type="float">
            <text:p>0.1867600333</text:p>
          </table:table-cell>
          <table:table-cell office:value-type="float" office:value="0.346906431128291" calcext:value-type="float">
            <text:p>0.3469064311</text:p>
          </table:table-cell>
          <table:table-cell office:value-type="float" office:value="1" calcext:value-type="float">
            <text:p>1</text:p>
          </table:table-cell>
          <table:table-cell office:value-type="float" office:value="0.0667053176130442" calcext:value-type="float">
            <text:p>0.0667053176</text:p>
          </table:table-cell>
          <table:table-cell office:value-type="float" office:value="0.416961056770136" calcext:value-type="float">
            <text:p>0.41696105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86758548890203" calcext:value-type="float">
            <text:p>0.1867585489</text:p>
          </table:table-cell>
          <table:table-cell office:value-type="float" office:value="0.346837711360319" calcext:value-type="float">
            <text:p>0.3468377114</text:p>
          </table:table-cell>
          <table:table-cell office:value-type="float" office:value="1" calcext:value-type="float">
            <text:p>1</text:p>
          </table:table-cell>
          <table:table-cell office:value-type="float" office:value="0.0667049673513551" calcext:value-type="float">
            <text:p>0.0667049674</text:p>
          </table:table-cell>
          <table:table-cell office:value-type="float" office:value="0.413933289345975" calcext:value-type="float">
            <text:p>0.41393328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86757673095731" calcext:value-type="float">
            <text:p>0.1867576731</text:p>
          </table:table-cell>
          <table:table-cell office:value-type="float" office:value="0.346759174349354" calcext:value-type="float">
            <text:p>0.3467591743</text:p>
          </table:table-cell>
          <table:table-cell office:value-type="float" office:value="1" calcext:value-type="float">
            <text:p>1</text:p>
          </table:table-cell>
          <table:table-cell office:value-type="float" office:value="0.0667037738663642" calcext:value-type="float">
            <text:p>0.0667037739</text:p>
          </table:table-cell>
          <table:table-cell office:value-type="float" office:value="0.417280888091773" calcext:value-type="float">
            <text:p>0.41728088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86764168878039" calcext:value-type="float">
            <text:p>0.1867641689</text:p>
          </table:table-cell>
          <table:table-cell office:value-type="float" office:value="0.344524624920946" calcext:value-type="float">
            <text:p>0.344524624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896005665" calcext:value-type="float">
            <text:p>0.0667049896</text:p>
          </table:table-cell>
          <table:table-cell office:value-type="float" office:value="0.411428913194686" calcext:value-type="float">
            <text:p>0.41142891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6771400289775" calcext:value-type="float">
            <text:p>0.1867714003</text:p>
          </table:table-cell>
          <table:table-cell office:value-type="float" office:value="0.344153529338552" calcext:value-type="float">
            <text:p>0.3441535293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7256732606" calcext:value-type="float">
            <text:p>0.0667047257</text:p>
          </table:table-cell>
          <table:table-cell office:value-type="float" office:value="0.412259319424629" calcext:value-type="float">
            <text:p>0.41225931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6769914338266" calcext:value-type="float">
            <text:p>0.1867699143</text:p>
          </table:table-cell>
          <table:table-cell office:value-type="float" office:value="0.344069854916133" calcext:value-type="float">
            <text:p>0.344069854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474511527" calcext:value-type="float">
            <text:p>0.0667048475</text:p>
          </table:table-cell>
          <table:table-cell office:value-type="float" office:value="0.411654751840979" calcext:value-type="float">
            <text:p>0.4116547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6769355308183" calcext:value-type="float">
            <text:p>0.1867693553</text:p>
          </table:table-cell>
          <table:table-cell office:value-type="float" office:value="0.343989168939425" calcext:value-type="float">
            <text:p>0.343989168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312506268" calcext:value-type="float">
            <text:p>0.0667048313</text:p>
          </table:table-cell>
          <table:table-cell office:value-type="float" office:value="0.41165084708482" calcext:value-type="float">
            <text:p>0.41165084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86768759670929" calcext:value-type="float">
            <text:p>0.1867687597</text:p>
          </table:table-cell>
          <table:table-cell office:value-type="float" office:value="0.343948137309032" calcext:value-type="float">
            <text:p>0.3439481373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81492785" calcext:value-type="float">
            <text:p>0.0667049815</text:p>
          </table:table-cell>
          <table:table-cell office:value-type="float" office:value="0.411209291669851" calcext:value-type="float">
            <text:p>0.41120929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86769989146205" calcext:value-type="float">
            <text:p>0.1867699891</text:p>
          </table:table-cell>
          <table:table-cell office:value-type="float" office:value="0.34393166186757" calcext:value-type="float">
            <text:p>0.343931661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6052967028" calcext:value-type="float">
            <text:p>0.0667046053</text:p>
          </table:table-cell>
          <table:table-cell office:value-type="float" office:value="0.411958323357006" calcext:value-type="float">
            <text:p>0.41195832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86768245885629" calcext:value-type="float">
            <text:p>0.1867682459</text:p>
          </table:table-cell>
          <table:table-cell office:value-type="float" office:value="0.343918791517998" calcext:value-type="float">
            <text:p>0.3439187915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450700991" calcext:value-type="float">
            <text:p>0.0667049451</text:p>
          </table:table-cell>
          <table:table-cell office:value-type="float" office:value="0.411205769733836" calcext:value-type="float">
            <text:p>0.4112057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86769349991038" calcext:value-type="float">
            <text:p>0.18676935</text:p>
          </table:table-cell>
          <table:table-cell office:value-type="float" office:value="0.343851286868386" calcext:value-type="float">
            <text:p>0.343851286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042471566" calcext:value-type="float">
            <text:p>0.0667049042</text:p>
          </table:table-cell>
          <table:table-cell office:value-type="float" office:value="0.411268417785565" calcext:value-type="float">
            <text:p>0.41126841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6767696025172" calcext:value-type="float">
            <text:p>0.186767696</text:p>
          </table:table-cell>
          <table:table-cell office:value-type="float" office:value="0.343863215687163" calcext:value-type="float">
            <text:p>0.343863215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446861291" calcext:value-type="float">
            <text:p>0.0667050447</text:p>
          </table:table-cell>
          <table:table-cell office:value-type="float" office:value="0.411108941336473" calcext:value-type="float">
            <text:p>0.41110894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86768241866657" calcext:value-type="float">
            <text:p>0.1867682419</text:p>
          </table:table-cell>
          <table:table-cell office:value-type="float" office:value="0.343792465943117" calcext:value-type="float">
            <text:p>0.343792465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833741541" calcext:value-type="float">
            <text:p>0.0667050834</text:p>
          </table:table-cell>
          <table:table-cell office:value-type="float" office:value="0.410982760476569" calcext:value-type="float">
            <text:p>0.41098276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8676768831188" calcext:value-type="float">
            <text:p>0.1867676883</text:p>
          </table:table-cell>
          <table:table-cell office:value-type="float" office:value="0.343812572423052" calcext:value-type="float">
            <text:p>0.3438125724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263214302" calcext:value-type="float">
            <text:p>0.0667050263</text:p>
          </table:table-cell>
          <table:table-cell office:value-type="float" office:value="0.411021120349566" calcext:value-type="float">
            <text:p>0.41102112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86767194820872" calcext:value-type="float">
            <text:p>0.1867671948</text:p>
          </table:table-cell>
          <table:table-cell office:value-type="float" office:value="0.343805279333395" calcext:value-type="float">
            <text:p>0.3438052793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466575499" calcext:value-type="float">
            <text:p>0.0667050467</text:p>
          </table:table-cell>
          <table:table-cell office:value-type="float" office:value="0.411150631650041" calcext:value-type="float">
            <text:p>0.41115063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86768201732245" calcext:value-type="float">
            <text:p>0.1867682017</text:p>
          </table:table-cell>
          <table:table-cell office:value-type="float" office:value="0.34373858404108" calcext:value-type="float">
            <text:p>0.343738584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735172592" calcext:value-type="float">
            <text:p>0.0667049735</text:p>
          </table:table-cell>
          <table:table-cell office:value-type="float" office:value="0.410944847110659" calcext:value-type="float">
            <text:p>0.41094484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86768149359944" calcext:value-type="float">
            <text:p>0.1867681494</text:p>
          </table:table-cell>
          <table:table-cell office:value-type="float" office:value="0.343748808666694" calcext:value-type="float">
            <text:p>0.343748808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34594861" calcext:value-type="float">
            <text:p>0.0667050346</text:p>
          </table:table-cell>
          <table:table-cell office:value-type="float" office:value="0.410981101573755" calcext:value-type="float">
            <text:p>0.41098110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86767301627152" calcext:value-type="float">
            <text:p>0.1867673016</text:p>
          </table:table-cell>
          <table:table-cell office:value-type="float" office:value="0.343718133087382" calcext:value-type="float">
            <text:p>0.3437181331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547469595" calcext:value-type="float">
            <text:p>0.0667050547</text:p>
          </table:table-cell>
          <table:table-cell office:value-type="float" office:value="0.411038600622366" calcext:value-type="float">
            <text:p>0.41103860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86767176655758" calcext:value-type="float">
            <text:p>0.1867671767</text:p>
          </table:table-cell>
          <table:table-cell office:value-type="float" office:value="0.343718431769467" calcext:value-type="float">
            <text:p>0.3437184318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85631668" calcext:value-type="float">
            <text:p>0.0667049856</text:p>
          </table:table-cell>
          <table:table-cell office:value-type="float" office:value="0.410897506400943" calcext:value-type="float">
            <text:p>0.41089750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86768647379264" calcext:value-type="float">
            <text:p>0.1867686474</text:p>
          </table:table-cell>
          <table:table-cell office:value-type="float" office:value="0.343691169769761" calcext:value-type="float">
            <text:p>0.3436911698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165339449" calcext:value-type="float">
            <text:p>0.0667049165</text:p>
          </table:table-cell>
          <table:table-cell office:value-type="float" office:value="0.41109756026417" calcext:value-type="float">
            <text:p>0.41109756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86767306985214" calcext:value-type="float">
            <text:p>0.186767307</text:p>
          </table:table-cell>
          <table:table-cell office:value-type="float" office:value="0.343672172899576" calcext:value-type="float">
            <text:p>0.343672172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50182877423" calcext:value-type="float">
            <text:p>0.0667050183</text:p>
          </table:table-cell>
          <table:table-cell office:value-type="float" office:value="0.410804391403993" calcext:value-type="float">
            <text:p>0.41080439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86768158400221" calcext:value-type="float">
            <text:p>0.1867681584</text:p>
          </table:table-cell>
          <table:table-cell office:value-type="float" office:value="0.34365829336457" calcext:value-type="float">
            <text:p>0.3436582934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490238393" calcext:value-type="float">
            <text:p>0.066704949</text:p>
          </table:table-cell>
          <table:table-cell office:value-type="float" office:value="0.41089355663086" calcext:value-type="float">
            <text:p>0.41089355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86767351526816" calcext:value-type="float">
            <text:p>0.1867673515</text:p>
          </table:table-cell>
          <table:table-cell office:value-type="float" office:value="0.343634206851191" calcext:value-type="float">
            <text:p>0.343634206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800900754" calcext:value-type="float">
            <text:p>0.0667048801</text:p>
          </table:table-cell>
          <table:table-cell office:value-type="float" office:value="0.411159421317279" calcext:value-type="float">
            <text:p>0.41115942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86767599511521" calcext:value-type="float">
            <text:p>0.1867675995</text:p>
          </table:table-cell>
          <table:table-cell office:value-type="float" office:value="0.343601053679719" calcext:value-type="float">
            <text:p>0.343601053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472769011" calcext:value-type="float">
            <text:p>0.0667048473</text:p>
          </table:table-cell>
          <table:table-cell office:value-type="float" office:value="0.411207569607844" calcext:value-type="float">
            <text:p>0.41120756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86768023697994" calcext:value-type="float">
            <text:p>0.1867680237</text:p>
          </table:table-cell>
          <table:table-cell office:value-type="float" office:value="0.343595251957853" calcext:value-type="float">
            <text:p>0.343595252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124769392" calcext:value-type="float">
            <text:p>0.0667049125</text:p>
          </table:table-cell>
          <table:table-cell office:value-type="float" office:value="0.411065012092392" calcext:value-type="float">
            <text:p>0.4110650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6767251948553" calcext:value-type="float">
            <text:p>0.1867672519</text:p>
          </table:table-cell>
          <table:table-cell office:value-type="float" office:value="0.343570283921237" calcext:value-type="float">
            <text:p>0.3435702839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652541436" calcext:value-type="float">
            <text:p>0.0667049653</text:p>
          </table:table-cell>
          <table:table-cell office:value-type="float" office:value="0.410791499633342" calcext:value-type="float">
            <text:p>0.41079149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6767667580209" calcext:value-type="float">
            <text:p>0.1867676676</text:p>
          </table:table-cell>
          <table:table-cell office:value-type="float" office:value="0.343542392624886" calcext:value-type="float">
            <text:p>0.3435423926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716557247" calcext:value-type="float">
            <text:p>0.0667048717</text:p>
          </table:table-cell>
          <table:table-cell office:value-type="float" office:value="0.411235037880639" calcext:value-type="float">
            <text:p>0.41123503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8676763377939" calcext:value-type="float">
            <text:p>0.1867676338</text:p>
          </table:table-cell>
          <table:table-cell office:value-type="float" office:value="0.343540832103091" calcext:value-type="float">
            <text:p>0.3435408321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124646307" calcext:value-type="float">
            <text:p>0.0667049125</text:p>
          </table:table-cell>
          <table:table-cell office:value-type="float" office:value="0.410927259735763" calcext:value-type="float">
            <text:p>0.41092725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86768236087801" calcext:value-type="float">
            <text:p>0.1867682361</text:p>
          </table:table-cell>
          <table:table-cell office:value-type="float" office:value="0.343523934759292" calcext:value-type="float">
            <text:p>0.3435239348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652447455" calcext:value-type="float">
            <text:p>0.0667049652</text:p>
          </table:table-cell>
          <table:table-cell office:value-type="float" office:value="0.41074049960201" calcext:value-type="float">
            <text:p>0.41074049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86768575213535" calcext:value-type="float">
            <text:p>0.1867685752</text:p>
          </table:table-cell>
          <table:table-cell office:value-type="float" office:value="0.343516586222917" calcext:value-type="float">
            <text:p>0.3435165862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635840956" calcext:value-type="float">
            <text:p>0.0667048636</text:p>
          </table:table-cell>
          <table:table-cell office:value-type="float" office:value="0.410974101582542" calcext:value-type="float">
            <text:p>0.41097410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86768420984447" calcext:value-type="float">
            <text:p>0.186768421</text:p>
          </table:table-cell>
          <table:table-cell office:value-type="float" office:value="0.343513188546801" calcext:value-type="float">
            <text:p>0.3435131885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8858134801" calcext:value-type="float">
            <text:p>0.0667048858</text:p>
          </table:table-cell>
          <table:table-cell office:value-type="float" office:value="0.410805954908331" calcext:value-type="float">
            <text:p>0.41080595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8676726733542" calcext:value-type="float">
            <text:p>0.1867672673</text:p>
          </table:table-cell>
          <table:table-cell office:value-type="float" office:value="0.343515050729591" calcext:value-type="float">
            <text:p>0.3435150507</text:p>
          </table:table-cell>
          <table:table-cell office:value-type="float" office:value="0.1" calcext:value-type="float">
            <text:p>0.1</text:p>
          </table:table-cell>
          <table:table-cell office:value-type="float" office:value="0.0667049044285932" calcext:value-type="float">
            <text:p>0.0667049044</text:p>
          </table:table-cell>
          <table:table-cell office:value-type="float" office:value="0.410810397037615" calcext:value-type="float">
            <text:p>0.4108103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86767620767949" calcext:value-type="float">
            <text:p>0.1867676208</text:p>
          </table:table-cell>
          <table:table-cell office:value-type="float" office:value="0.343368606442084" calcext:value-type="float">
            <text:p>0.3433686064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7046678" calcext:value-type="float">
            <text:p>0.0667049207</text:p>
          </table:table-cell>
          <table:table-cell office:value-type="float" office:value="0.410786716422687" calcext:value-type="float">
            <text:p>0.41078671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86768237018862" calcext:value-type="float">
            <text:p>0.186768237</text:p>
          </table:table-cell>
          <table:table-cell office:value-type="float" office:value="0.343358554147474" calcext:value-type="float">
            <text:p>0.3433585541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08466204" calcext:value-type="float">
            <text:p>0.0667049085</text:p>
          </table:table-cell>
          <table:table-cell office:value-type="float" office:value="0.410828730743378" calcext:value-type="float">
            <text:p>0.4108287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86768276683158" calcext:value-type="float">
            <text:p>0.1867682767</text:p>
          </table:table-cell>
          <table:table-cell office:value-type="float" office:value="0.343352112734149" calcext:value-type="float">
            <text:p>0.3433521127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003624849" calcext:value-type="float">
            <text:p>0.0667049004</text:p>
          </table:table-cell>
          <table:table-cell office:value-type="float" office:value="0.410852177316944" calcext:value-type="float">
            <text:p>0.41085217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6767926634217" calcext:value-type="float">
            <text:p>0.1867679266</text:p>
          </table:table-cell>
          <table:table-cell office:value-type="float" office:value="0.343352562473783" calcext:value-type="float">
            <text:p>0.3433525625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88429477" calcext:value-type="float">
            <text:p>0.0667049288</text:p>
          </table:table-cell>
          <table:table-cell office:value-type="float" office:value="0.410787804393719" calcext:value-type="float">
            <text:p>0.41078780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8676769523171" calcext:value-type="float">
            <text:p>0.1867676952</text:p>
          </table:table-cell>
          <table:table-cell office:value-type="float" office:value="0.343350018835329" calcext:value-type="float">
            <text:p>0.3433500188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704971" calcext:value-type="float">
            <text:p>0.0667049207</text:p>
          </table:table-cell>
          <table:table-cell office:value-type="float" office:value="0.410778731107712" calcext:value-type="float">
            <text:p>0.41077873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86768140443493" calcext:value-type="float">
            <text:p>0.1867681404</text:p>
          </table:table-cell>
          <table:table-cell office:value-type="float" office:value="0.343347786408882" calcext:value-type="float">
            <text:p>0.3433477864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7046072" calcext:value-type="float">
            <text:p>0.0667049207</text:p>
          </table:table-cell>
          <table:table-cell office:value-type="float" office:value="0.410779756835351" calcext:value-type="float">
            <text:p>0.41077975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86768150595183" calcext:value-type="float">
            <text:p>0.1867681506</text:p>
          </table:table-cell>
          <table:table-cell office:value-type="float" office:value="0.34334470754562" calcext:value-type="float">
            <text:p>0.3433447075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8739326295" calcext:value-type="float">
            <text:p>0.0667048739</text:p>
          </table:table-cell>
          <table:table-cell office:value-type="float" office:value="0.410882302001119" calcext:value-type="float">
            <text:p>0.4108823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86768122944565" calcext:value-type="float">
            <text:p>0.1867681229</text:p>
          </table:table-cell>
          <table:table-cell office:value-type="float" office:value="0.343339387680807" calcext:value-type="float">
            <text:p>0.3433393877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166384989" calcext:value-type="float">
            <text:p>0.0667049166</text:p>
          </table:table-cell>
          <table:table-cell office:value-type="float" office:value="0.410797090859463" calcext:value-type="float">
            <text:p>0.41079709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6768158662557" calcext:value-type="float">
            <text:p>0.1867681587</text:p>
          </table:table-cell>
          <table:table-cell office:value-type="float" office:value="0.343345388846062" calcext:value-type="float">
            <text:p>0.3433453888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166351035" calcext:value-type="float">
            <text:p>0.0667049166</text:p>
          </table:table-cell>
          <table:table-cell office:value-type="float" office:value="0.410831273036699" calcext:value-type="float">
            <text:p>0.4108312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86768029791539" calcext:value-type="float">
            <text:p>0.1867680298</text:p>
          </table:table-cell>
          <table:table-cell office:value-type="float" office:value="0.343343027642803" calcext:value-type="float">
            <text:p>0.3433430276</text:p>
          </table:table-cell>
          <table:table-cell office:value-type="float" office:value="0.01" calcext:value-type="float">
            <text:p>0.01</text:p>
          </table:table-cell>
          <table:table-cell office:value-type="float" office:value="0.0667049206736238" calcext:value-type="float">
            <text:p>0.0667049207</text:p>
          </table:table-cell>
          <table:table-cell office:value-type="float" office:value="0.410757986518244" calcext:value-type="float">
            <text:p>0.41075798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86768486864149" calcext:value-type="float">
            <text:p>0.1867684869</text:p>
          </table:table-cell>
          <table:table-cell office:value-type="float" office:value="0.343327130448628" calcext:value-type="float">
            <text:p>0.34332713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7049207052135" calcext:value-type="float">
            <text:p>0.0667049207</text:p>
          </table:table-cell>
          <table:table-cell office:value-type="float" office:value="0.410776542468617" calcext:value-type="float">
            <text:p>0.41077654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86768306105573" calcext:value-type="float">
            <text:p>0.1867683061</text:p>
          </table:table-cell>
          <table:table-cell office:value-type="float" office:value="0.343325572943724" calcext:value-type="float">
            <text:p>0.34332557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7049166366799" calcext:value-type="float">
            <text:p>0.0667049166</text:p>
          </table:table-cell>
          <table:table-cell office:value-type="float" office:value="0.410782763641328" calcext:value-type="float">
            <text:p>0.41078276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86768291188844" calcext:value-type="float">
            <text:p>0.1867682912</text:p>
          </table:table-cell>
          <table:table-cell office:value-type="float" office:value="0.343324973137309" calcext:value-type="float">
            <text:p>0.34332497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67049166357098" calcext:value-type="float">
            <text:p>0.0667049166</text:p>
          </table:table-cell>
          <table:table-cell office:value-type="float" office:value="0.410790876454363" calcext:value-type="float">
            <text:p>0.4107908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01:42:54.375616383</dc:date>
    <meta:editing-duration>PT15H14M5S</meta:editing-duration>
    <meta:editing-cycles>1</meta:editing-cycles>
    <meta:document-statistic meta:table-count="1" meta:cell-count="6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41cm" svg:height="11.236cm" xlink:href=".." xlink:type="simple" chart:class="chart:scatter" chart:style-name="ch1">
        <chart:legend chart:legend-position="end" svg:x="17.515cm" svg:y="5.07cm" style:legend-expansion="high" chart:style-name="ch2"/>
        <chart:plot-area chart:style-name="ch3" table:cell-range-address="csv_log_file.A1:csv_log_file.A100 csv_log_file.C1:csv_log_file.C100 csv_log_file.F1:csv_log_file.F100" chart:data-source-has-labels="row" svg:x="0.406cm" svg:y="0.224cm" svg:width="16.703cm" svg:height="10.788cm">
          <chartooo:coordinate-region svg:x="1.318cm" svg:y="0.423cm" svg:width="15.511cm" svg:height="9.9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sv_log_file.C2:csv_log_file.C100" chart:label-cell-address="csv_log_file.C1:csv_log_file.C1" chart:class="chart:scatter">
            <chart:domain table:cell-range-address="csv_log_file.A2:csv_log_file.A100"/>
            <chart:data-point chart:repeated="99"/>
          </chart:series>
          <chart:series chart:style-name="ch7" chart:values-cell-range-address="csv_log_file.F1:csv_log_file.F100" chart:class="chart:scatter">
            <chart:domain table:cell-range-address="csv_log_file.A1:csv_log_file.A100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</text:p>
                <draw:g>
                  <svg:desc>csv_log_file.C1:csv_log_file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sv_log_file.A2:csv_log_file.A100</svg:desc>
                </draw:g>
              </table:table-cell>
              <table:table-cell office:value-type="float" office:value="0.471048877911365">
                <text:p>0.471048877911365</text:p>
                <draw:g>
                  <svg:desc>csv_log_file.C2:csv_log_file.C100</svg:desc>
                </draw:g>
              </table:table-cell>
              <table:table-cell office:value-type="float" office:value="NaN">
                <text:p>NaN</text:p>
                <draw:g>
                  <svg:desc>csv_log_file.A1:csv_log_file.A100</svg:desc>
                </draw:g>
              </table:table-cell>
              <table:table-cell office:value-type="float" office:value="NaN">
                <text:p>NaN</text:p>
                <draw:g>
                  <svg:desc>csv_log_file.F1:csv_log_file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84406331001867">
                <text:p>0.384406331001867</text:p>
              </table:table-cell>
              <table:table-cell office:value-type="float" office:value="0">
                <text:p>0</text:p>
              </table:table-cell>
              <table:table-cell office:value-type="float" office:value="0.461262856299679">
                <text:p>0.461262856299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73089333632895">
                <text:p>0.373089333632895</text:p>
              </table:table-cell>
              <table:table-cell office:value-type="float" office:value="1">
                <text:p>1</text:p>
              </table:table-cell>
              <table:table-cell office:value-type="float" office:value="0.443343053509792">
                <text:p>0.443343053509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68453653291502">
                <text:p>0.368453653291502</text:p>
              </table:table-cell>
              <table:table-cell office:value-type="float" office:value="2">
                <text:p>2</text:p>
              </table:table-cell>
              <table:table-cell office:value-type="float" office:value="0.435677827708423">
                <text:p>0.435677827708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64064106532762">
                <text:p>0.364064106532762</text:p>
              </table:table-cell>
              <table:table-cell office:value-type="float" office:value="3">
                <text:p>3</text:p>
              </table:table-cell>
              <table:table-cell office:value-type="float" office:value="0.438483288666854">
                <text:p>0.438483288666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62872811126794">
                <text:p>0.362872811126794</text:p>
              </table:table-cell>
              <table:table-cell office:value-type="float" office:value="4">
                <text:p>4</text:p>
              </table:table-cell>
              <table:table-cell office:value-type="float" office:value="0.428448142545919">
                <text:p>0.428448142545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60674865880704">
                <text:p>0.360674865880704</text:p>
              </table:table-cell>
              <table:table-cell office:value-type="float" office:value="5">
                <text:p>5</text:p>
              </table:table-cell>
              <table:table-cell office:value-type="float" office:value="0.425650506342451">
                <text:p>0.425650506342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59286838878237">
                <text:p>0.359286838878237</text:p>
              </table:table-cell>
              <table:table-cell office:value-type="float" office:value="6">
                <text:p>6</text:p>
              </table:table-cell>
              <table:table-cell office:value-type="float" office:value="0.425677281307677">
                <text:p>0.42567728130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58861314499394">
                <text:p>0.358861314499394</text:p>
              </table:table-cell>
              <table:table-cell office:value-type="float" office:value="7">
                <text:p>7</text:p>
              </table:table-cell>
              <table:table-cell office:value-type="float" office:value="0.424465000443161">
                <text:p>0.424465000443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55898788363957">
                <text:p>0.355898788363957</text:p>
              </table:table-cell>
              <table:table-cell office:value-type="float" office:value="8">
                <text:p>8</text:p>
              </table:table-cell>
              <table:table-cell office:value-type="float" office:value="0.422889154776931">
                <text:p>0.422889154776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57193544850493">
                <text:p>0.357193544850493</text:p>
              </table:table-cell>
              <table:table-cell office:value-type="float" office:value="9">
                <text:p>9</text:p>
              </table:table-cell>
              <table:table-cell office:value-type="float" office:value="0.429721229647597">
                <text:p>0.429721229647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55784118400081">
                <text:p>0.355784118400081</text:p>
              </table:table-cell>
              <table:table-cell office:value-type="float" office:value="10">
                <text:p>10</text:p>
              </table:table-cell>
              <table:table-cell office:value-type="float" office:value="0.422124149091542">
                <text:p>0.422124149091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53665308009648">
                <text:p>0.353665308009648</text:p>
              </table:table-cell>
              <table:table-cell office:value-type="float" office:value="11">
                <text:p>11</text:p>
              </table:table-cell>
              <table:table-cell office:value-type="float" office:value="0.421515338309109">
                <text:p>0.421515338309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54340754660732">
                <text:p>0.354340754660732</text:p>
              </table:table-cell>
              <table:table-cell office:value-type="float" office:value="12">
                <text:p>12</text:p>
              </table:table-cell>
              <table:table-cell office:value-type="float" office:value="0.419191419240087">
                <text:p>0.419191419240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5399160790092">
                <text:p>0.35399160790092</text:p>
              </table:table-cell>
              <table:table-cell office:value-type="float" office:value="13">
                <text:p>13</text:p>
              </table:table-cell>
              <table:table-cell office:value-type="float" office:value="0.421666027978063">
                <text:p>0.421666027978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52481163106859">
                <text:p>0.352481163106859</text:p>
              </table:table-cell>
              <table:table-cell office:value-type="float" office:value="14">
                <text:p>14</text:p>
              </table:table-cell>
              <table:table-cell office:value-type="float" office:value="0.420465446698169">
                <text:p>0.420465446698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53085242400065">
                <text:p>0.353085242400065</text:p>
              </table:table-cell>
              <table:table-cell office:value-type="float" office:value="15">
                <text:p>15</text:p>
              </table:table-cell>
              <table:table-cell office:value-type="float" office:value="0.426413692875455">
                <text:p>0.42641369287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53342682909194">
                <text:p>0.353342682909194</text:p>
              </table:table-cell>
              <table:table-cell office:value-type="float" office:value="16">
                <text:p>16</text:p>
              </table:table-cell>
              <table:table-cell office:value-type="float" office:value="0.419900490219394">
                <text:p>0.41990049021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52204366828189">
                <text:p>0.352204366828189</text:p>
              </table:table-cell>
              <table:table-cell office:value-type="float" office:value="17">
                <text:p>17</text:p>
              </table:table-cell>
              <table:table-cell office:value-type="float" office:value="0.418960091688981">
                <text:p>0.418960091688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51937951163409">
                <text:p>0.351937951163409</text:p>
              </table:table-cell>
              <table:table-cell office:value-type="float" office:value="18">
                <text:p>18</text:p>
              </table:table-cell>
              <table:table-cell office:value-type="float" office:value="0.421137335523963">
                <text:p>0.421137335523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51402506674805">
                <text:p>0.351402506674805</text:p>
              </table:table-cell>
              <table:table-cell office:value-type="float" office:value="19">
                <text:p>19</text:p>
              </table:table-cell>
              <table:table-cell office:value-type="float" office:value="0.418042737028251">
                <text:p>0.418042737028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51540783070134">
                <text:p>0.351540783070134</text:p>
              </table:table-cell>
              <table:table-cell office:value-type="float" office:value="20">
                <text:p>20</text:p>
              </table:table-cell>
              <table:table-cell office:value-type="float" office:value="0.416266619662444">
                <text:p>0.416266619662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51461296884594">
                <text:p>0.351461296884594</text:p>
              </table:table-cell>
              <table:table-cell office:value-type="float" office:value="21">
                <text:p>21</text:p>
              </table:table-cell>
              <table:table-cell office:value-type="float" office:value="0.416817598541578">
                <text:p>0.41681759854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50477050778502">
                <text:p>0.350477050778502</text:p>
              </table:table-cell>
              <table:table-cell office:value-type="float" office:value="22">
                <text:p>22</text:p>
              </table:table-cell>
              <table:table-cell office:value-type="float" office:value="0.41717192720001">
                <text:p>0.4171719272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50522555850103">
                <text:p>0.350522555850103</text:p>
              </table:table-cell>
              <table:table-cell office:value-type="float" office:value="23">
                <text:p>23</text:p>
              </table:table-cell>
              <table:table-cell office:value-type="float" office:value="0.415883434936404">
                <text:p>0.415883434936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50840367337174">
                <text:p>0.350840367337174</text:p>
              </table:table-cell>
              <table:table-cell office:value-type="float" office:value="24">
                <text:p>24</text:p>
              </table:table-cell>
              <table:table-cell office:value-type="float" office:value="0.416347520674268">
                <text:p>0.416347520674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50502765423731">
                <text:p>0.350502765423731</text:p>
              </table:table-cell>
              <table:table-cell office:value-type="float" office:value="25">
                <text:p>25</text:p>
              </table:table-cell>
              <table:table-cell office:value-type="float" office:value="0.435433096981918">
                <text:p>0.435433096981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50690386845922">
                <text:p>0.350690386845922</text:p>
              </table:table-cell>
              <table:table-cell office:value-type="float" office:value="26">
                <text:p>26</text:p>
              </table:table-cell>
              <table:table-cell office:value-type="float" office:value="0.420340720719347">
                <text:p>0.4203407207193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9961447080346">
                <text:p>0.349961447080346</text:p>
              </table:table-cell>
              <table:table-cell office:value-type="float" office:value="27">
                <text:p>27</text:p>
              </table:table-cell>
              <table:table-cell office:value-type="float" office:value="0.417872437726085">
                <text:p>0.417872437726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4925044482204">
                <text:p>0.34925044482204</text:p>
              </table:table-cell>
              <table:table-cell office:value-type="float" office:value="28">
                <text:p>28</text:p>
              </table:table-cell>
              <table:table-cell office:value-type="float" office:value="0.417255582893267">
                <text:p>0.4172555828932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49695990007397">
                <text:p>0.349695990007397</text:p>
              </table:table-cell>
              <table:table-cell office:value-type="float" office:value="29">
                <text:p>29</text:p>
              </table:table-cell>
              <table:table-cell office:value-type="float" office:value="0.415487828788658">
                <text:p>0.415487828788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49894584820388">
                <text:p>0.349894584820388</text:p>
              </table:table-cell>
              <table:table-cell office:value-type="float" office:value="30">
                <text:p>30</text:p>
              </table:table-cell>
              <table:table-cell office:value-type="float" office:value="0.419362093321979">
                <text:p>0.419362093321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49069814838416">
                <text:p>0.349069814838416</text:p>
              </table:table-cell>
              <table:table-cell office:value-type="float" office:value="31">
                <text:p>31</text:p>
              </table:table-cell>
              <table:table-cell office:value-type="float" office:value="0.414491250505671">
                <text:p>0.414491250505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49573596113143">
                <text:p>0.349573596113143</text:p>
              </table:table-cell>
              <table:table-cell office:value-type="float" office:value="32">
                <text:p>32</text:p>
              </table:table-cell>
              <table:table-cell office:value-type="float" office:value="0.415695819972704">
                <text:p>0.415695819972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48738232865296">
                <text:p>0.348738232865296</text:p>
              </table:table-cell>
              <table:table-cell office:value-type="float" office:value="33">
                <text:p>33</text:p>
              </table:table-cell>
              <table:table-cell office:value-type="float" office:value="0.41922311577946">
                <text:p>0.41922311577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49516448809217">
                <text:p>0.349516448809217</text:p>
              </table:table-cell>
              <table:table-cell office:value-type="float" office:value="34">
                <text:p>34</text:p>
              </table:table-cell>
              <table:table-cell office:value-type="float" office:value="0.414505839999765">
                <text:p>0.41450583999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48199745854825">
                <text:p>0.348199745854825</text:p>
              </table:table-cell>
              <table:table-cell office:value-type="float" office:value="35">
                <text:p>35</text:p>
              </table:table-cell>
              <table:table-cell office:value-type="float" office:value="0.418479950694988">
                <text:p>0.418479950694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48117523620249">
                <text:p>0.348117523620249</text:p>
              </table:table-cell>
              <table:table-cell office:value-type="float" office:value="36">
                <text:p>36</text:p>
              </table:table-cell>
              <table:table-cell office:value-type="float" office:value="0.414997066526363">
                <text:p>0.414997066526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48505098600575">
                <text:p>0.348505098600575</text:p>
              </table:table-cell>
              <table:table-cell office:value-type="float" office:value="37">
                <text:p>37</text:p>
              </table:table-cell>
              <table:table-cell office:value-type="float" office:value="0.416183659915502">
                <text:p>0.4161836599155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48428743889767">
                <text:p>0.348428743889767</text:p>
              </table:table-cell>
              <table:table-cell office:value-type="float" office:value="38">
                <text:p>38</text:p>
              </table:table-cell>
              <table:table-cell office:value-type="float" office:value="0.41388719410946">
                <text:p>0.41388719410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4837808930282">
                <text:p>0.34837808930282</text:p>
              </table:table-cell>
              <table:table-cell office:value-type="float" office:value="39">
                <text:p>39</text:p>
              </table:table-cell>
              <table:table-cell office:value-type="float" office:value="0.419450786958138">
                <text:p>0.419450786958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49295715190444">
                <text:p>0.349295715190444</text:p>
              </table:table-cell>
              <table:table-cell office:value-type="float" office:value="40">
                <text:p>40</text:p>
              </table:table-cell>
              <table:table-cell office:value-type="float" office:value="0.413933374794821">
                <text:p>0.413933374794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47456683223103">
                <text:p>0.347456683223103</text:p>
              </table:table-cell>
              <table:table-cell office:value-type="float" office:value="41">
                <text:p>41</text:p>
              </table:table-cell>
              <table:table-cell office:value-type="float" office:value="0.41341555841888">
                <text:p>0.413415558418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47735581255736">
                <text:p>0.347735581255736</text:p>
              </table:table-cell>
              <table:table-cell office:value-type="float" office:value="42">
                <text:p>42</text:p>
              </table:table-cell>
              <table:table-cell office:value-type="float" office:value="0.42020779127876">
                <text:p>0.420207791278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48019942806386">
                <text:p>0.348019942806386</text:p>
              </table:table-cell>
              <table:table-cell office:value-type="float" office:value="43">
                <text:p>43</text:p>
              </table:table-cell>
              <table:table-cell office:value-type="float" office:value="0.413700050472592">
                <text:p>0.413700050472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48185694297604">
                <text:p>0.348185694297604</text:p>
              </table:table-cell>
              <table:table-cell office:value-type="float" office:value="44">
                <text:p>44</text:p>
              </table:table-cell>
              <table:table-cell office:value-type="float" office:value="0.416767661273479">
                <text:p>0.416767661273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47518950264822">
                <text:p>0.347518950264822</text:p>
              </table:table-cell>
              <table:table-cell office:value-type="float" office:value="45">
                <text:p>45</text:p>
              </table:table-cell>
              <table:table-cell office:value-type="float" office:value="0.412651172590753">
                <text:p>0.412651172590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47455200382528">
                <text:p>0.347455200382528</text:p>
              </table:table-cell>
              <table:table-cell office:value-type="float" office:value="46">
                <text:p>46</text:p>
              </table:table-cell>
              <table:table-cell office:value-type="float" office:value="0.413420440272118">
                <text:p>0.413420440272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47543436819225">
                <text:p>0.347543436819225</text:p>
              </table:table-cell>
              <table:table-cell office:value-type="float" office:value="47">
                <text:p>47</text:p>
              </table:table-cell>
              <table:table-cell office:value-type="float" office:value="0.417946484747032">
                <text:p>0.417946484747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46835628227852">
                <text:p>0.346835628227852</text:p>
              </table:table-cell>
              <table:table-cell office:value-type="float" office:value="48">
                <text:p>48</text:p>
              </table:table-cell>
              <table:table-cell office:value-type="float" office:value="0.417989256915947">
                <text:p>0.4179892569159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47194923821123">
                <text:p>0.347194923821123</text:p>
              </table:table-cell>
              <table:table-cell office:value-type="float" office:value="49">
                <text:p>49</text:p>
              </table:table-cell>
              <table:table-cell office:value-type="float" office:value="0.413360336174568">
                <text:p>0.413360336174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47227859647667">
                <text:p>0.347227859647667</text:p>
              </table:table-cell>
              <table:table-cell office:value-type="float" office:value="50">
                <text:p>50</text:p>
              </table:table-cell>
              <table:table-cell office:value-type="float" office:value="0.413049072523912">
                <text:p>0.413049072523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46791021859419">
                <text:p>0.346791021859419</text:p>
              </table:table-cell>
              <table:table-cell office:value-type="float" office:value="51">
                <text:p>51</text:p>
              </table:table-cell>
              <table:table-cell office:value-type="float" office:value="0.413166454589615">
                <text:p>0.413166454589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4711203849313">
                <text:p>0.34711203849313</text:p>
              </table:table-cell>
              <table:table-cell office:value-type="float" office:value="52">
                <text:p>52</text:p>
              </table:table-cell>
              <table:table-cell office:value-type="float" office:value="0.426352856587619">
                <text:p>0.4263528565876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46906431128291">
                <text:p>0.346906431128291</text:p>
              </table:table-cell>
              <table:table-cell office:value-type="float" office:value="53">
                <text:p>53</text:p>
              </table:table-cell>
              <table:table-cell office:value-type="float" office:value="0.418471805440883">
                <text:p>0.418471805440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46837711360319">
                <text:p>0.346837711360319</text:p>
              </table:table-cell>
              <table:table-cell office:value-type="float" office:value="54">
                <text:p>54</text:p>
              </table:table-cell>
              <table:table-cell office:value-type="float" office:value="0.416961056770136">
                <text:p>0.416961056770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46759174349354">
                <text:p>0.346759174349354</text:p>
              </table:table-cell>
              <table:table-cell office:value-type="float" office:value="55">
                <text:p>55</text:p>
              </table:table-cell>
              <table:table-cell office:value-type="float" office:value="0.413933289345975">
                <text:p>0.413933289345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44524624920946">
                <text:p>0.344524624920946</text:p>
              </table:table-cell>
              <table:table-cell office:value-type="float" office:value="56">
                <text:p>56</text:p>
              </table:table-cell>
              <table:table-cell office:value-type="float" office:value="0.417280888091773">
                <text:p>0.417280888091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44153529338552">
                <text:p>0.344153529338552</text:p>
              </table:table-cell>
              <table:table-cell office:value-type="float" office:value="57">
                <text:p>57</text:p>
              </table:table-cell>
              <table:table-cell office:value-type="float" office:value="0.411428913194686">
                <text:p>0.411428913194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44069854916133">
                <text:p>0.344069854916133</text:p>
              </table:table-cell>
              <table:table-cell office:value-type="float" office:value="58">
                <text:p>58</text:p>
              </table:table-cell>
              <table:table-cell office:value-type="float" office:value="0.412259319424629">
                <text:p>0.412259319424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43989168939425">
                <text:p>0.343989168939425</text:p>
              </table:table-cell>
              <table:table-cell office:value-type="float" office:value="59">
                <text:p>59</text:p>
              </table:table-cell>
              <table:table-cell office:value-type="float" office:value="0.411654751840979">
                <text:p>0.411654751840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43948137309032">
                <text:p>0.343948137309032</text:p>
              </table:table-cell>
              <table:table-cell office:value-type="float" office:value="60">
                <text:p>60</text:p>
              </table:table-cell>
              <table:table-cell office:value-type="float" office:value="0.41165084708482">
                <text:p>0.41165084708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393166186757">
                <text:p>0.34393166186757</text:p>
              </table:table-cell>
              <table:table-cell office:value-type="float" office:value="61">
                <text:p>61</text:p>
              </table:table-cell>
              <table:table-cell office:value-type="float" office:value="0.411209291669851">
                <text:p>0.411209291669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43918791517998">
                <text:p>0.343918791517998</text:p>
              </table:table-cell>
              <table:table-cell office:value-type="float" office:value="62">
                <text:p>62</text:p>
              </table:table-cell>
              <table:table-cell office:value-type="float" office:value="0.411958323357006">
                <text:p>0.411958323357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43851286868386">
                <text:p>0.343851286868386</text:p>
              </table:table-cell>
              <table:table-cell office:value-type="float" office:value="63">
                <text:p>63</text:p>
              </table:table-cell>
              <table:table-cell office:value-type="float" office:value="0.411205769733836">
                <text:p>0.411205769733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43863215687163">
                <text:p>0.343863215687163</text:p>
              </table:table-cell>
              <table:table-cell office:value-type="float" office:value="64">
                <text:p>64</text:p>
              </table:table-cell>
              <table:table-cell office:value-type="float" office:value="0.411268417785565">
                <text:p>0.411268417785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43792465943117">
                <text:p>0.343792465943117</text:p>
              </table:table-cell>
              <table:table-cell office:value-type="float" office:value="65">
                <text:p>65</text:p>
              </table:table-cell>
              <table:table-cell office:value-type="float" office:value="0.411108941336473">
                <text:p>0.411108941336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43812572423052">
                <text:p>0.343812572423052</text:p>
              </table:table-cell>
              <table:table-cell office:value-type="float" office:value="66">
                <text:p>66</text:p>
              </table:table-cell>
              <table:table-cell office:value-type="float" office:value="0.410982760476569">
                <text:p>0.410982760476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43805279333395">
                <text:p>0.343805279333395</text:p>
              </table:table-cell>
              <table:table-cell office:value-type="float" office:value="67">
                <text:p>67</text:p>
              </table:table-cell>
              <table:table-cell office:value-type="float" office:value="0.411021120349566">
                <text:p>0.411021120349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4373858404108">
                <text:p>0.34373858404108</text:p>
              </table:table-cell>
              <table:table-cell office:value-type="float" office:value="68">
                <text:p>68</text:p>
              </table:table-cell>
              <table:table-cell office:value-type="float" office:value="0.411150631650041">
                <text:p>0.411150631650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43748808666694">
                <text:p>0.343748808666694</text:p>
              </table:table-cell>
              <table:table-cell office:value-type="float" office:value="69">
                <text:p>69</text:p>
              </table:table-cell>
              <table:table-cell office:value-type="float" office:value="0.410944847110659">
                <text:p>0.410944847110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43718133087382">
                <text:p>0.343718133087382</text:p>
              </table:table-cell>
              <table:table-cell office:value-type="float" office:value="70">
                <text:p>70</text:p>
              </table:table-cell>
              <table:table-cell office:value-type="float" office:value="0.410981101573755">
                <text:p>0.4109811015737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43718431769467">
                <text:p>0.343718431769467</text:p>
              </table:table-cell>
              <table:table-cell office:value-type="float" office:value="71">
                <text:p>71</text:p>
              </table:table-cell>
              <table:table-cell office:value-type="float" office:value="0.411038600622366">
                <text:p>0.411038600622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43691169769761">
                <text:p>0.343691169769761</text:p>
              </table:table-cell>
              <table:table-cell office:value-type="float" office:value="72">
                <text:p>72</text:p>
              </table:table-cell>
              <table:table-cell office:value-type="float" office:value="0.410897506400943">
                <text:p>0.410897506400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43672172899576">
                <text:p>0.343672172899576</text:p>
              </table:table-cell>
              <table:table-cell office:value-type="float" office:value="73">
                <text:p>73</text:p>
              </table:table-cell>
              <table:table-cell office:value-type="float" office:value="0.41109756026417">
                <text:p>0.41109756026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4365829336457">
                <text:p>0.34365829336457</text:p>
              </table:table-cell>
              <table:table-cell office:value-type="float" office:value="74">
                <text:p>74</text:p>
              </table:table-cell>
              <table:table-cell office:value-type="float" office:value="0.410804391403993">
                <text:p>0.410804391403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43634206851191">
                <text:p>0.343634206851191</text:p>
              </table:table-cell>
              <table:table-cell office:value-type="float" office:value="75">
                <text:p>75</text:p>
              </table:table-cell>
              <table:table-cell office:value-type="float" office:value="0.41089355663086">
                <text:p>0.410893556630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43601053679719">
                <text:p>0.343601053679719</text:p>
              </table:table-cell>
              <table:table-cell office:value-type="float" office:value="76">
                <text:p>76</text:p>
              </table:table-cell>
              <table:table-cell office:value-type="float" office:value="0.411159421317279">
                <text:p>0.4111594213172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43595251957853">
                <text:p>0.343595251957853</text:p>
              </table:table-cell>
              <table:table-cell office:value-type="float" office:value="77">
                <text:p>77</text:p>
              </table:table-cell>
              <table:table-cell office:value-type="float" office:value="0.411207569607844">
                <text:p>0.411207569607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43570283921237">
                <text:p>0.343570283921237</text:p>
              </table:table-cell>
              <table:table-cell office:value-type="float" office:value="78">
                <text:p>78</text:p>
              </table:table-cell>
              <table:table-cell office:value-type="float" office:value="0.411065012092392">
                <text:p>0.411065012092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43542392624886">
                <text:p>0.343542392624886</text:p>
              </table:table-cell>
              <table:table-cell office:value-type="float" office:value="79">
                <text:p>79</text:p>
              </table:table-cell>
              <table:table-cell office:value-type="float" office:value="0.410791499633342">
                <text:p>0.410791499633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43540832103091">
                <text:p>0.343540832103091</text:p>
              </table:table-cell>
              <table:table-cell office:value-type="float" office:value="80">
                <text:p>80</text:p>
              </table:table-cell>
              <table:table-cell office:value-type="float" office:value="0.411235037880639">
                <text:p>0.4112350378806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43523934759292">
                <text:p>0.343523934759292</text:p>
              </table:table-cell>
              <table:table-cell office:value-type="float" office:value="81">
                <text:p>81</text:p>
              </table:table-cell>
              <table:table-cell office:value-type="float" office:value="0.410927259735763">
                <text:p>0.4109272597357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43516586222917">
                <text:p>0.343516586222917</text:p>
              </table:table-cell>
              <table:table-cell office:value-type="float" office:value="82">
                <text:p>82</text:p>
              </table:table-cell>
              <table:table-cell office:value-type="float" office:value="0.41074049960201">
                <text:p>0.41074049960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43513188546801">
                <text:p>0.343513188546801</text:p>
              </table:table-cell>
              <table:table-cell office:value-type="float" office:value="83">
                <text:p>83</text:p>
              </table:table-cell>
              <table:table-cell office:value-type="float" office:value="0.410974101582542">
                <text:p>0.410974101582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43515050729591">
                <text:p>0.343515050729591</text:p>
              </table:table-cell>
              <table:table-cell office:value-type="float" office:value="84">
                <text:p>84</text:p>
              </table:table-cell>
              <table:table-cell office:value-type="float" office:value="0.410805954908331">
                <text:p>0.4108059549083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43368606442084">
                <text:p>0.343368606442084</text:p>
              </table:table-cell>
              <table:table-cell office:value-type="float" office:value="85">
                <text:p>85</text:p>
              </table:table-cell>
              <table:table-cell office:value-type="float" office:value="0.410810397037615">
                <text:p>0.4108103970376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43358554147474">
                <text:p>0.343358554147474</text:p>
              </table:table-cell>
              <table:table-cell office:value-type="float" office:value="86">
                <text:p>86</text:p>
              </table:table-cell>
              <table:table-cell office:value-type="float" office:value="0.410786716422687">
                <text:p>0.410786716422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43352112734149">
                <text:p>0.343352112734149</text:p>
              </table:table-cell>
              <table:table-cell office:value-type="float" office:value="87">
                <text:p>87</text:p>
              </table:table-cell>
              <table:table-cell office:value-type="float" office:value="0.410828730743378">
                <text:p>0.410828730743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43352562473783">
                <text:p>0.343352562473783</text:p>
              </table:table-cell>
              <table:table-cell office:value-type="float" office:value="88">
                <text:p>88</text:p>
              </table:table-cell>
              <table:table-cell office:value-type="float" office:value="0.410852177316944">
                <text:p>0.410852177316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43350018835329">
                <text:p>0.343350018835329</text:p>
              </table:table-cell>
              <table:table-cell office:value-type="float" office:value="89">
                <text:p>89</text:p>
              </table:table-cell>
              <table:table-cell office:value-type="float" office:value="0.410787804393719">
                <text:p>0.4107878043937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43347786408882">
                <text:p>0.343347786408882</text:p>
              </table:table-cell>
              <table:table-cell office:value-type="float" office:value="90">
                <text:p>90</text:p>
              </table:table-cell>
              <table:table-cell office:value-type="float" office:value="0.410778731107712">
                <text:p>0.410778731107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4334470754562">
                <text:p>0.34334470754562</text:p>
              </table:table-cell>
              <table:table-cell office:value-type="float" office:value="91">
                <text:p>91</text:p>
              </table:table-cell>
              <table:table-cell office:value-type="float" office:value="0.410779756835351">
                <text:p>0.410779756835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43339387680807">
                <text:p>0.343339387680807</text:p>
              </table:table-cell>
              <table:table-cell office:value-type="float" office:value="92">
                <text:p>92</text:p>
              </table:table-cell>
              <table:table-cell office:value-type="float" office:value="0.410882302001119">
                <text:p>0.410882302001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43345388846062">
                <text:p>0.343345388846062</text:p>
              </table:table-cell>
              <table:table-cell office:value-type="float" office:value="93">
                <text:p>93</text:p>
              </table:table-cell>
              <table:table-cell office:value-type="float" office:value="0.410797090859463">
                <text:p>0.410797090859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43343027642803">
                <text:p>0.343343027642803</text:p>
              </table:table-cell>
              <table:table-cell office:value-type="float" office:value="94">
                <text:p>94</text:p>
              </table:table-cell>
              <table:table-cell office:value-type="float" office:value="0.410831273036699">
                <text:p>0.4108312730366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43327130448628">
                <text:p>0.343327130448628</text:p>
              </table:table-cell>
              <table:table-cell office:value-type="float" office:value="95">
                <text:p>95</text:p>
              </table:table-cell>
              <table:table-cell office:value-type="float" office:value="0.410757986518244">
                <text:p>0.4107579865182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43325572943724">
                <text:p>0.343325572943724</text:p>
              </table:table-cell>
              <table:table-cell office:value-type="float" office:value="96">
                <text:p>96</text:p>
              </table:table-cell>
              <table:table-cell office:value-type="float" office:value="0.410776542468617">
                <text:p>0.4107765424686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43324973137309">
                <text:p>0.343324973137309</text:p>
              </table:table-cell>
              <table:table-cell office:value-type="float" office:value="97">
                <text:p>97</text:p>
              </table:table-cell>
              <table:table-cell office:value-type="float" office:value="0.410782763641328">
                <text:p>0.410782763641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0.410790876454363">
                <text:p>0.410790876454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